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Text_20_body">
      <style:text-properties officeooo:paragraph-rsid="0071e6df"/>
    </style:style>
    <style:style style:name="P2" style:family="paragraph" style:parent-style-name="Text_20_body">
      <style:text-properties officeooo:rsid="008adf8d" officeooo:paragraph-rsid="008adf8d"/>
    </style:style>
    <style:style style:name="P3" style:family="paragraph" style:parent-style-name="Text_20_body">
      <style:text-properties officeooo:rsid="0026c2de" officeooo:paragraph-rsid="0026c2de"/>
    </style:style>
    <style:style style:name="P4" style:family="paragraph" style:parent-style-name="Text_20_body">
      <style:text-properties officeooo:rsid="008fc8e5" officeooo:paragraph-rsid="008fc8e5"/>
    </style:style>
    <style:style style:name="P5" style:family="paragraph" style:parent-style-name="Text_20_body">
      <style:text-properties officeooo:paragraph-rsid="008fc8e5"/>
    </style:style>
    <style:style style:name="P6" style:family="paragraph" style:parent-style-name="Text_20_body">
      <style:text-properties officeooo:paragraph-rsid="007aa1f8"/>
    </style:style>
    <style:style style:name="P7" style:family="paragraph" style:parent-style-name="Text_20_body">
      <style:text-properties officeooo:paragraph-rsid="0048d353"/>
    </style:style>
    <style:style style:name="P8" style:family="paragraph" style:parent-style-name="Text_20_body">
      <style:text-properties officeooo:rsid="0055f151" officeooo:paragraph-rsid="0055f151"/>
    </style:style>
    <style:style style:name="P9" style:family="paragraph" style:parent-style-name="Text_20_body">
      <style:text-properties officeooo:paragraph-rsid="00257636"/>
    </style:style>
    <style:style style:name="P10" style:family="paragraph" style:parent-style-name="Text_20_body">
      <style:text-properties officeooo:paragraph-rsid="002d7760"/>
    </style:style>
    <style:style style:name="P11" style:family="paragraph" style:parent-style-name="Text_20_body">
      <style:text-properties officeooo:rsid="00520aa7" officeooo:paragraph-rsid="00520aa7"/>
    </style:style>
    <style:style style:name="P12" style:family="paragraph" style:parent-style-name="Text_20_body">
      <style:text-properties officeooo:paragraph-rsid="0030b48b"/>
    </style:style>
    <style:style style:name="P13" style:family="paragraph" style:parent-style-name="Text_20_body">
      <style:text-properties officeooo:rsid="003d2c5f" officeooo:paragraph-rsid="003d2c5f"/>
    </style:style>
    <style:style style:name="P14" style:family="paragraph" style:parent-style-name="Text_20_body">
      <style:text-properties officeooo:rsid="003e806a" officeooo:paragraph-rsid="003e806a"/>
    </style:style>
    <style:style style:name="P15" style:family="paragraph" style:parent-style-name="Text_20_body">
      <style:text-properties officeooo:rsid="004152ed" officeooo:paragraph-rsid="004152ed"/>
    </style:style>
    <style:style style:name="P16" style:family="paragraph" style:parent-style-name="Text_20_body">
      <style:text-properties officeooo:rsid="0042d5c3" officeooo:paragraph-rsid="0042d5c3"/>
    </style:style>
    <style:style style:name="P17" style:family="paragraph" style:parent-style-name="Text_20_body">
      <style:text-properties officeooo:rsid="00415ef0" officeooo:paragraph-rsid="0044a454"/>
    </style:style>
    <style:style style:name="P18" style:family="paragraph" style:parent-style-name="Heading_20_1">
      <style:text-properties officeooo:rsid="0012ae64" officeooo:paragraph-rsid="0012ae64"/>
    </style:style>
    <style:style style:name="P19" style:family="paragraph" style:parent-style-name="Heading_20_1">
      <style:text-properties officeooo:rsid="001533c9" officeooo:paragraph-rsid="001533c9"/>
    </style:style>
    <style:style style:name="P20" style:family="paragraph" style:parent-style-name="Heading_20_1">
      <style:text-properties officeooo:rsid="002560e2" officeooo:paragraph-rsid="002560e2"/>
    </style:style>
    <style:style style:name="P21" style:family="paragraph" style:parent-style-name="Heading_20_3">
      <style:text-properties officeooo:rsid="003c3191" officeooo:paragraph-rsid="003c3191"/>
    </style:style>
    <style:style style:name="P22" style:family="paragraph" style:parent-style-name="Heading_20_4">
      <style:text-properties officeooo:rsid="003c3191" officeooo:paragraph-rsid="003c3191"/>
    </style:style>
    <style:style style:name="P23" style:family="paragraph" style:parent-style-name="Heading_20_4">
      <style:text-properties officeooo:rsid="003efa59" officeooo:paragraph-rsid="003efa59"/>
    </style:style>
    <style:style style:name="P24" style:family="paragraph" style:parent-style-name="Heading_20_4">
      <style:text-properties officeooo:rsid="00415ef0" officeooo:paragraph-rsid="00415ef0"/>
    </style:style>
    <style:style style:name="P25" style:family="paragraph" style:parent-style-name="Heading_20_4">
      <style:text-properties officeooo:rsid="008a7148" officeooo:paragraph-rsid="008a7148"/>
    </style:style>
    <style:style style:name="P26" style:family="paragraph" style:parent-style-name="Text_20_body" style:list-style-name="L1">
      <style:text-properties officeooo:rsid="00778ce7" officeooo:paragraph-rsid="00778ce7"/>
    </style:style>
    <style:style style:name="P27" style:family="paragraph" style:parent-style-name="Text_20_body" style:list-style-name="L2">
      <style:text-properties officeooo:paragraph-rsid="005de20b"/>
    </style:style>
    <style:style style:name="P28" style:family="paragraph" style:parent-style-name="Text_20_body" style:list-style-name="L2">
      <style:text-properties officeooo:paragraph-rsid="00f78351"/>
    </style:style>
    <style:style style:name="P29" style:family="paragraph" style:parent-style-name="Text_20_body" style:list-style-name="L2">
      <style:text-properties officeooo:paragraph-rsid="00b52ac7"/>
    </style:style>
    <style:style style:name="P30" style:family="paragraph" style:parent-style-name="Text_20_body" style:list-style-name="L2">
      <style:text-properties officeooo:rsid="00caf288" officeooo:paragraph-rsid="00caf288"/>
    </style:style>
    <style:style style:name="P31" style:family="paragraph" style:parent-style-name="Text_20_body" style:list-style-name="L2">
      <style:text-properties officeooo:rsid="0018e441" officeooo:paragraph-rsid="0018e441"/>
    </style:style>
    <style:style style:name="P32" style:family="paragraph" style:parent-style-name="Text_20_body" style:list-style-name="L2">
      <style:text-properties officeooo:rsid="00360a94" officeooo:paragraph-rsid="00360a94"/>
    </style:style>
    <style:style style:name="P33" style:family="paragraph" style:parent-style-name="Text_20_body" style:list-style-name="L2">
      <style:text-properties officeooo:rsid="008a7148" officeooo:paragraph-rsid="008a7148"/>
    </style:style>
    <style:style style:name="P34" style:family="paragraph" style:parent-style-name="Text_20_body" style:list-style-name="L2">
      <style:text-properties officeooo:rsid="00de03d9" officeooo:paragraph-rsid="00de03d9"/>
    </style:style>
    <style:style style:name="P35" style:family="paragraph" style:parent-style-name="Text_20_body" style:list-style-name="L2">
      <style:text-properties officeooo:rsid="00beef01" officeooo:paragraph-rsid="00beef01"/>
    </style:style>
    <style:style style:name="P36" style:family="paragraph" style:parent-style-name="Text_20_body" style:list-style-name="L2">
      <style:text-properties officeooo:rsid="00c080a8" officeooo:paragraph-rsid="00c080a8"/>
    </style:style>
    <style:style style:name="P37" style:family="paragraph" style:parent-style-name="Text_20_body" style:list-style-name="L2">
      <style:text-properties officeooo:rsid="00ceb757" officeooo:paragraph-rsid="00ceb757"/>
    </style:style>
    <style:style style:name="P38" style:family="paragraph" style:parent-style-name="Text_20_body" style:list-style-name="L2">
      <style:text-properties officeooo:rsid="00d475f3" officeooo:paragraph-rsid="00d475f3"/>
    </style:style>
    <style:style style:name="P39" style:family="paragraph" style:parent-style-name="Text_20_body" style:list-style-name="L2">
      <style:text-properties officeooo:rsid="00d6fe3d" officeooo:paragraph-rsid="00d6fe3d"/>
    </style:style>
    <style:style style:name="P40" style:family="paragraph" style:parent-style-name="Text_20_body" style:list-style-name="L2">
      <style:text-properties officeooo:rsid="00f8972b" officeooo:paragraph-rsid="00f8972b"/>
    </style:style>
    <style:style style:name="P41" style:family="paragraph" style:parent-style-name="Text_20_body" style:list-style-name="L2">
      <style:text-properties officeooo:rsid="00b52ac7" officeooo:paragraph-rsid="00b52ac7"/>
    </style:style>
    <style:style style:name="P42" style:family="paragraph" style:parent-style-name="Text_20_body" style:list-style-name="L2">
      <style:text-properties officeooo:rsid="00b6428e" officeooo:paragraph-rsid="00b6428e"/>
    </style:style>
    <style:style style:name="T1" style:family="text">
      <style:text-properties officeooo:rsid="00141d1b"/>
    </style:style>
    <style:style style:name="T2" style:family="text">
      <style:text-properties officeooo:rsid="001533c9"/>
    </style:style>
    <style:style style:name="T3" style:family="text">
      <style:text-properties officeooo:rsid="001e55c9"/>
    </style:style>
    <style:style style:name="T4" style:family="text">
      <style:text-properties officeooo:rsid="001ff494"/>
    </style:style>
    <style:style style:name="T5" style:family="text">
      <style:text-properties officeooo:rsid="002136e2"/>
    </style:style>
    <style:style style:name="T6" style:family="text">
      <style:text-properties officeooo:rsid="0022ea37"/>
    </style:style>
    <style:style style:name="T7" style:family="text">
      <style:text-properties officeooo:rsid="0023b6b7"/>
    </style:style>
    <style:style style:name="T8" style:family="text">
      <style:text-properties officeooo:rsid="00251c72"/>
    </style:style>
    <style:style style:name="T9" style:family="text">
      <style:text-properties officeooo:rsid="00257636"/>
    </style:style>
    <style:style style:name="T10" style:family="text">
      <style:text-properties officeooo:rsid="00257d42"/>
    </style:style>
    <style:style style:name="T11" style:family="text">
      <style:text-properties officeooo:rsid="0026241b"/>
    </style:style>
    <style:style style:name="T12" style:family="text">
      <style:text-properties officeooo:rsid="0028bc19"/>
    </style:style>
    <style:style style:name="T13" style:family="text">
      <style:text-properties officeooo:rsid="0029ded0"/>
    </style:style>
    <style:style style:name="T14" style:family="text">
      <style:text-properties officeooo:rsid="002d7760"/>
    </style:style>
    <style:style style:name="T15" style:family="text">
      <style:text-properties officeooo:rsid="0030b48b"/>
    </style:style>
    <style:style style:name="T16" style:family="text">
      <style:text-properties officeooo:rsid="003115e2"/>
    </style:style>
    <style:style style:name="T17" style:family="text">
      <style:text-properties officeooo:rsid="0031c451"/>
    </style:style>
    <style:style style:name="T18" style:family="text">
      <style:text-properties officeooo:rsid="00332d8f"/>
    </style:style>
    <style:style style:name="T19" style:family="text">
      <style:text-properties officeooo:rsid="00337848"/>
    </style:style>
    <style:style style:name="T20" style:family="text">
      <style:text-properties officeooo:rsid="00346734"/>
    </style:style>
    <style:style style:name="T21" style:family="text">
      <style:text-properties officeooo:rsid="003798f8"/>
    </style:style>
    <style:style style:name="T22" style:family="text">
      <style:text-properties officeooo:rsid="003efa59"/>
    </style:style>
    <style:style style:name="T23" style:family="text">
      <style:text-properties officeooo:rsid="003f7672"/>
    </style:style>
    <style:style style:name="T24" style:family="text">
      <style:text-properties officeooo:rsid="004152ed"/>
    </style:style>
    <style:style style:name="T25" style:family="text">
      <style:text-properties officeooo:rsid="004a40f4"/>
    </style:style>
    <style:style style:name="T26" style:family="text">
      <style:text-properties officeooo:rsid="0024c974"/>
    </style:style>
    <style:style style:name="T27" style:family="text">
      <style:text-properties officeooo:rsid="0051e466"/>
    </style:style>
    <style:style style:name="T28" style:family="text">
      <style:text-properties officeooo:rsid="00599897"/>
    </style:style>
    <style:style style:name="T29" style:family="text">
      <style:text-properties officeooo:rsid="0059efed"/>
    </style:style>
    <style:style style:name="T30" style:family="text">
      <style:text-properties officeooo:rsid="00616847"/>
    </style:style>
    <style:style style:name="T31" style:family="text">
      <style:text-properties officeooo:rsid="0071e6df"/>
    </style:style>
    <style:style style:name="T32" style:family="text">
      <style:text-properties officeooo:rsid="00744485"/>
    </style:style>
    <style:style style:name="T33" style:family="text">
      <style:text-properties officeooo:rsid="007a0d28"/>
    </style:style>
    <style:style style:name="T34" style:family="text">
      <style:text-properties officeooo:rsid="007a913a"/>
    </style:style>
    <style:style style:name="T35" style:family="text">
      <style:text-properties officeooo:rsid="007c59d8"/>
    </style:style>
    <style:style style:name="T36" style:family="text">
      <style:text-properties officeooo:rsid="00834397"/>
    </style:style>
    <style:style style:name="T37" style:family="text">
      <style:text-properties officeooo:rsid="008c90e5"/>
    </style:style>
    <style:style style:name="T38" style:family="text">
      <style:text-properties officeooo:rsid="008ddfb3"/>
    </style:style>
    <style:style style:name="T39" style:family="text">
      <style:text-properties officeooo:rsid="008fc8e5"/>
    </style:style>
    <style:style style:name="T40" style:family="text">
      <style:text-properties officeooo:rsid="005de20b"/>
    </style:style>
    <style:style style:name="T41" style:family="text">
      <style:text-properties officeooo:rsid="009b3605"/>
    </style:style>
    <style:style style:name="T42" style:family="text">
      <style:text-properties officeooo:rsid="007aa1f8"/>
    </style:style>
    <style:style style:name="T43" style:family="text">
      <style:text-properties officeooo:rsid="00ae0cb8"/>
    </style:style>
    <style:style style:name="T44" style:family="text">
      <style:text-properties officeooo:rsid="00b52ac7"/>
    </style:style>
    <style:style style:name="T45" style:family="text">
      <style:text-properties officeooo:rsid="00b71785"/>
    </style:style>
    <style:style style:name="T46" style:family="text">
      <style:text-properties officeooo:rsid="00b814d2"/>
    </style:style>
    <style:style style:name="T47" style:family="text">
      <style:text-properties officeooo:rsid="00b981a1"/>
    </style:style>
    <style:style style:name="T48" style:family="text">
      <style:text-properties officeooo:rsid="00c0bd14"/>
    </style:style>
    <style:style style:name="T49" style:family="text">
      <style:text-properties officeooo:rsid="00c0cace"/>
    </style:style>
    <style:style style:name="T50" style:family="text">
      <style:text-properties officeooo:rsid="00c22469"/>
    </style:style>
    <style:style style:name="T51" style:family="text">
      <style:text-properties officeooo:rsid="00c3ec59"/>
    </style:style>
    <style:style style:name="T52" style:family="text">
      <style:text-properties officeooo:rsid="00cfef02"/>
    </style:style>
    <style:style style:name="T53" style:family="text">
      <style:text-properties officeooo:rsid="00cff439"/>
    </style:style>
    <style:style style:name="T54" style:family="text">
      <style:text-properties officeooo:rsid="00d10b0d"/>
    </style:style>
    <style:style style:name="T55" style:family="text">
      <style:text-properties officeooo:rsid="00d51e34"/>
    </style:style>
    <style:style style:name="T56" style:family="text">
      <style:text-properties officeooo:rsid="00d8fd8f"/>
    </style:style>
    <style:style style:name="T57" style:family="text">
      <style:text-properties officeooo:rsid="00da54fa"/>
    </style:style>
    <style:style style:name="T58" style:family="text">
      <style:text-properties officeooo:rsid="00db9d22"/>
    </style:style>
    <style:style style:name="T59" style:family="text">
      <style:text-properties officeooo:rsid="00dc155b"/>
    </style:style>
    <style:style style:name="T60" style:family="text">
      <style:text-properties officeooo:rsid="00ddd6e8"/>
    </style:style>
    <style:style style:name="T61" style:family="text">
      <style:text-properties officeooo:rsid="00df8865"/>
    </style:style>
    <style:style style:name="T62" style:family="text">
      <style:text-properties officeooo:rsid="00e120f9"/>
    </style:style>
    <style:style style:name="T63" style:family="text">
      <style:text-properties officeooo:rsid="00e29315"/>
    </style:style>
    <style:style style:name="T64" style:family="text">
      <style:text-properties officeooo:rsid="00e489fe"/>
    </style:style>
    <style:style style:name="T65" style:family="text">
      <style:text-properties officeooo:rsid="00e61b82"/>
    </style:style>
    <style:style style:name="T66" style:family="text">
      <style:text-properties officeooo:rsid="00e7782b"/>
    </style:style>
    <style:style style:name="T67" style:family="text">
      <style:text-properties officeooo:rsid="00e9ec5c"/>
    </style:style>
    <style:style style:name="T68" style:family="text">
      <style:text-properties officeooo:rsid="00f90174"/>
    </style:style>
    <style:style style:name="T69" style:family="text">
      <style:text-properties officeooo:rsid="00fa321b"/>
    </style:style>
    <style:style style:name="T70" style:family="text">
      <style:text-properties officeooo:rsid="00fc2779"/>
    </style:style>
    <style:style style:name="T71" style:family="text">
      <style:text-properties officeooo:rsid="00fc4a12"/>
    </style:style>
    <style:style style:name="T72" style:family="text">
      <style:text-properties officeooo:rsid="00fc9033"/>
    </style:style>
    <style:style style:name="T73" style:family="text">
      <style:text-properties officeooo:rsid="00fcebd0"/>
    </style:style>
    <style:style style:name="T74" style:family="text">
      <style:text-properties officeooo:rsid="00fddaa9"/>
    </style:style>
    <style:style style:name="T75" style:family="text">
      <style:text-properties officeooo:rsid="01002ea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Wax Melter Proposal</text:p>
      <text:p text:style-name="Subtitle">Maeve Stites</text:p>
      <text:h text:style-name="P18" text:outline-level="1">Overview <text:span text:style-name="T5">and Background</text:span></text:h>
      <text:p text:style-name="P7"><text:span text:style-name="T3">I am going to make a</text:span><text:span text:style-name="T1"> board to control a system to heat wax </text:span><text:span text:style-name="T2">(used in candle making) </text:span><text:span text:style-name="T1">to a specified temperature. </text:span><text:span text:style-name="T3">I run a </text:span><text:a xlink:type="simple" xlink:href="http://www.trandleboutique.com/" text:style-name="Internet_20_link" text:visited-style-name="Visited_20_Internet_20_Link"><text:span text:style-name="T3">queer and trans candle shop</text:span></text:a><text:span text:style-name="T3"> where I make </text:span><text:span text:style-name="T4">and sell hand poured candles. One of the most variable and frustrating parts of the process is </text:span><text:span text:style-name="T6">melting the wax. The wax has to be heated to a specific temperature </text:span><text:span text:style-name="T8">to mix in dyes and scents. The wax is heated to a different temperature to pour into the candle containers.</text:span><text:span text:style-name="T6"> I currently do this over the stove in a double broiler system, where it is hard to regulate temperature. Differences as small as 5 degrees (F) can make a big difference in the performance of the wax. </text:span></text:p>
      <text:p text:style-name="P7"><text:span text:style-name="T7">The board will regulate the container temperature and monitor the temperature of the wax to help it reach the right temperature and stay there. </text:span><text:span text:style-name="T25">It</text:span><text:span text:style-name="T7"> will control a hot plate, which will heat a container containing the wax. </text:span><text:span text:style-name="T26">The board will use temperature monitoring, temperature control via a hot plate, and remote control through a web platform.</text:span></text:p>
      <text:h text:style-name="P19" text:outline-level="1">Parts List</text:h>
      <text:list xml:id="list2700165186" text:style-name="L1">
        <text:list-item>
          <text:p text:style-name="P26"><text:a xlink:type="simple" xlink:href="https://www.adafruit.com/product/3591" text:style-name="Internet_20_link" text:visited-style-name="Visited_20_Internet_20_Link">Adafruit HUZZAH32</text:a> - $20.95</text:p>
        </text:list-item>
      </text:list>
      <text:list xml:id="list2382507474" text:style-name="L2">
        <text:list-item>
          <text:p text:style-name="P27"><text:a xlink:type="simple" xlink:href="https://www.adafruit.com/product/1778" text:style-name="Internet_20_link" text:visited-style-name="Visited_20_Internet_20_Link"><text:span text:style-name="T40">Thermocouple Amplifier AD8495</text:span></text:a><text:span text:style-name="T40"> - $11.9</text:span><text:span text:style-name="T30">5</text:span></text:p>
        </text:list-item>
        <text:list-item>
          <text:p text:style-name="P30"><text:a xlink:type="simple" xlink:href="https://www.ebay.com/itm/1M-K-Type-Thermocouple-Sensor-Digital-Thermometer-Temperature-Meter-TK80-4JPL8/282896189061?_trkparms=ispr%3D1&amp;hash=item41dded4685:g:auQAAOSwikdau~0I&amp;amdata=enc%3AAQAFAAACYBaobrjLl8XobRIiIML1V4Imu%252Fn%252BzU5L90Z278x5ickk7PdDazAlGltMLJlUhrWsD4ypBzXDBrr3EGbvDCD%252BOTfiTG%252FV6xARDfS6DhxpOawtq0wAUHwzCXVNlrquDkax%252BHLcfCpjODsCClfysZNmLcjKNhUCyZwlivq7Ou%252BSmp%252FNan3zi86bNOppmqGIBMdWiTFE6aq0N55rJ5p610VKqpsEUguP16E0hxd5inmBD20248dYwxENTtrZPJzbteu98xpsFoA6NRRONNO8AFAXX89%252FktMA%252FMYhMde28GDtzsb4Q%252FstK%252BytZGRtmxx2GJeJIjNEnUTIb2ZtmPVtaehLIrKyByYNRhgJ3trD8Uzl1OL1G6Ov1BHTu3ct5z6%252BYjT5Gn1gHn1WTkyAUGmD96HCcMx2kF4PVEo171c0GnQmpCPSK%252Ba1t5ZcDgoZA4wjEhZSgphf9bAZoL%252BTzL9r2Q1FGZkeqwcEwrHTXMSumlt%252FEBQSmBNDBf%252BVZwOZV1DEa5zsk8uRSAahogXBhsBiTncrrOCZMk1M%252Fb6JNapN67fctFa4vXdXtx75DZtH7jcddYi4seuXT9uvLQ%252BGizccfA5TaPQpMoAGivS1TTwWy26Bz2oLF4qjKl8lhn9gjkRAodJqWBnukNI%252BdxfboGJRnL1tupUHN1vHOuuQglrpdetpjcCG2atFgNjEhzRBVdqyXI5UYWCN3p%252FCElSElYjv48XtG05oh%252F%252F0i%252BNC37r2TF%252BFe4q4%252FOPX%252BPEo%252BL9JVKTemFHr%252BIyor4iOTMGOTiiJJ6U9t5zFFEMdbP8pcCW20AqyD6I7%7Ccksum%3A282896189061fe03b50efa204da1abdccf1154f0cbb6%7Campid%3APL_CLK%7Cclp%3A2334524" text:style-name="Internet_20_link" text:visited-style-name="Visited_20_Internet_20_Link">K Type Thermocouple</text:a> - $5.75</text:p>
        </text:list-item>
        <text:list-item>
          <text:p text:style-name="P31"><text:a xlink:type="simple" xlink:href="https://www.amazon.com/gp/product/B07MMT2SC5/ref=ask_ql_qh_dp_hza" text:style-name="Internet_20_link" text:visited-style-name="Visited_20_Internet_20_Link">Hot plate</text:a> - <text:span text:style-name="T20">$</text:span><text:span text:style-name="T36">22</text:span></text:p>
        </text:list-item>
        <text:list-item>
          <text:p text:style-name="P32"><text:a xlink:type="simple" xlink:href="https://www.amazon.com/Iot-Relay-Enclosed-High-Power-Raspberry/dp/B00WV7GMA2/ref=sr_1_2?dchild=1&amp;keywords=outlet+power+relay&amp;qid=1601856536&amp;sr=8-2" text:style-name="Internet_20_link" text:visited-style-name="Visited_20_Internet_20_Link">Outlet Power Relay</text:a> - $<text:span text:style-name="T29">27</text:span></text:p>
        </text:list-item>
        <text:list-item>
          <text:p text:style-name="P33"><text:a xlink:type="simple" xlink:href="https://www.amazon.com/UCTRONICS-SSD1306-Self-Luminous-Display-Raspberry/dp/B072Q2X2LL/ref=sr_1_3?dchild=1&amp;keywords=oled+display+arduino&amp;qid=1602386754&amp;sr=8-3" text:style-name="Internet_20_link" text:visited-style-name="Visited_20_Internet_20_Link">OLED 128x64 Yellow Blue</text:a> - $7</text:p>
        </text:list-item>
        <text:list-item>
          <text:p text:style-name="P34"><text:a xlink:type="simple" xlink:href="https://www.digikey.com/en/products/detail/apem-inc/MJTP1230/1798037" text:style-name="Internet_20_link" text:visited-style-name="Visited_20_Internet_20_Link">SPST Switch</text:a> - $0.10 <text:span text:style-name="T61">X6</text:span></text:p>
        </text:list-item>
        <text:list-item>
          <text:p text:style-name="P35"><text:a xlink:type="simple" xlink:href="https://www.adafruit.com/product/501" text:style-name="Internet_20_link" text:visited-style-name="Visited_20_Internet_20_Link">USB Power Supply</text:a> - $5.95</text:p>
        </text:list-item>
        <text:list-item>
          <text:p text:style-name="P36">Micro usb cable – Have</text:p>
        </text:list-item>
        <text:list-item>
          <text:p text:style-name="P37"><text:a xlink:type="simple" xlink:href="https://www.digikey.com/en/products/detail/stmicroelectronics/LD1117V33/586012" text:style-name="Internet_20_link" text:visited-style-name="Visited_20_Internet_20_Link">LD1117V33</text:a> - <text:span text:style-name="T52">$0.55 </text:span><text:span text:style-name="T58">X2</text:span></text:p>
        </text:list-item>
        <text:list-item>
          <text:p text:style-name="P38"><text:a xlink:type="simple" xlink:href="https://www.digikey.com/en/products/detail/vishay-beyschlag-draloric-bc-components/K104K15X7RF5TL2/286538?s=N4IgTCBcDaIAQCEDCBGADADgCxICoFoA5AERAF0BfIA" text:style-name="Internet_20_link" text:visited-style-name="Visited_20_Internet_20_Link">0.1uF Ceramic Capacitor</text:a> - <text:span text:style-name="T55">$0.2</text:span><text:span text:style-name="T69">3</text:span><text:span text:style-name="T55"> X</text:span><text:span text:style-name="T57">6</text:span></text:p>
        </text:list-item>
        <text:list-item>
          <text:p text:style-name="P39"><text:a xlink:type="simple" xlink:href="https://www.digikey.com/en/products/detail/nichicon/UKL1C100KDD1TD/5699141?s=N4IgTCBcDaICwE4DMBaAjHJc7pQOQBEQBdAXyA" text:style-name="Internet_20_link" text:visited-style-name="Visited_20_Internet_20_Link">10uF Electrolytic Capacitor </text:a>- <text:span text:style-name="T56">$0.</text:span><text:span text:style-name="T70">27</text:span><text:span text:style-name="T56"> X</text:span><text:span text:style-name="T71">4</text:span></text:p>
        </text:list-item>
        <text:list-item>
          <text:p text:style-name="P28"><text:a xlink:type="simple" xlink:href="https://www.digikey.com/en/products/detail/stackpole-electronics-inc/CF18JT4K70/1741708?s=N4IgTCBcDaIMIDECMAOAUgFQCwGkDsADHBgLQByAIiALoC%2BQA" text:style-name="Internet_20_link" text:visited-style-name="Visited_20_Internet_20_Link"><text:span text:style-name="T72">4.7K Resistor 1/8W</text:span></text:a> - <text:span text:style-name="T68">$0.10 X</text:span><text:span text:style-name="T73">6</text:span></text:p>
        </text:list-item>
        <text:list-item>
          <text:p text:style-name="P40"><text:a xlink:type="simple" xlink:href="https://www.digikey.com/en/products/detail/phoenix-contact/1751248/2511016" text:style-name="Internet_20_link" text:visited-style-name="Visited_20_Internet_20_Link">2 Pin Screw Terminal</text:a> - $1.26 X2</text:p>
        </text:list-item>
        <text:list-item>
          <text:p text:style-name="P29"><text:soft-page-break/><text:span text:style-name="T44">Sockets - </text:span><text:span text:style-name="T45">$</text:span><text:span text:style-name="T62">3.5</text:span><text:span text:style-name="T47"> total</text:span></text:p>
          <text:list>
            <text:list-item>
              <text:p text:style-name="P41"><text:a xlink:type="simple" xlink:href="https://www.digikey.com/en/products/detail/sullins-connector-solutions/PPPC161LFBN-RC/810188?s=N4IgTCBcDaIAQAUkGECMA2VAZAYgIQDkBaAJWRAF0BfIA" text:style-name="Internet_20_link" text:visited-style-name="Visited_20_Internet_20_Link">16 pin</text:a> <text:span text:style-name="T46">(micro) </text:span>- $1.02 <text:span text:style-name="T46">X2</text:span></text:p>
            </text:list-item>
            <text:list-item>
              <text:p text:style-name="P41"><text:a xlink:type="simple" xlink:href="https://www.digikey.com/en/products/detail/sullins-connector-solutions/PPPC121LFBN-RC/810184?s=N4IgTCBcDaIAoIMIEYzIDIDEBCA5AtAEqIgC6AvkA" text:style-name="Internet_20_link" text:visited-style-name="Visited_20_Internet_20_Link">12 pin</text:a> <text:span text:style-name="T46">(micro) </text:span>- $0.81 <text:span text:style-name="T46">X2</text:span></text:p>
            </text:list-item>
            <text:list-item>
              <text:p text:style-name="P42"><text:a xlink:type="simple" xlink:href="https://www.digikey.com/en/products/detail/sullins-connector-solutions/PPPC041LFBN-RC/810176?s=N4IgTCBcDaIAoIMIAYAsBGAMgMQEIDkBaAJURAF0BfIA" text:style-name="Internet_20_link" text:visited-style-name="Visited_20_Internet_20_Link">4 pin</text:a> <text:span text:style-name="T46">(amplifier </text:span><text:span text:style-name="T60">and OLED</text:span><text:span text:style-name="T46">) </text:span>- $0.47 <text:span text:style-name="T59">X2</text:span></text:p>
            </text:list-item>
          </text:list>
        </text:list-item>
      </text:list>
      <text:p text:style-name="P8">Total = <text:span text:style-name="T28">$</text:span><text:span text:style-name="T63">1</text:span><text:span text:style-name="T74">11.38</text:span></text:p>
      <text:h text:style-name="P20" text:outline-level="1">Implementation Plan</text:h>
      <text:p text:style-name="P9"><text:span text:style-name="T9">The core of the system is the </text:span><text:span text:style-name="T33">Adafruit HUZZAH32</text:span><text:span text:style-name="T9">. I chose this particular </text:span><text:span text:style-name="T10">micro controller because of its integrated wifi module and common use in IoT device spaces. </text:span><text:span text:style-name="T22">The ESP32 is an updated version of the popular ESP8266. </text:span><text:span text:style-name="T23">And has more GPIOs and is faster, and the boards come in around the same price.</text:span><text:span text:style-name="T10"> This last part means there is lots of documentation and support online for communicating with the device over wifi and hosting a web page on the </text:span><text:span text:style-name="T11">device.</text:span></text:p>
      <text:p text:style-name="P3">The whole system will be controlled via a locally accessible web page broad-casted by the micro controller <text:span text:style-name="T24">(my additional area of study)</text:span>. <text:span text:style-name="T13">The website will contain the current temperature reading of the wax/container, the target temperature, and have a buttons for controlling the target temperature for the wax, as well as the power of the device.</text:span> <text:span text:style-name="T12">I am not currently planning on implementing a way to communicate with the micro controller remotely, as the use case of my board – making candles – means the user should be on the same local network.</text:span></text:p>
      <text:p text:style-name="P2">A secondary user interface will be visible via an OLED panel. This will have temperature readings and target temperature information. <text:span text:style-name="T37">The OLED will be connected over </text:span><text:span text:style-name="T38">I2C. </text:span><text:span text:style-name="T64">Buttons will be placed below the panel to interact via this secondary user interface.</text:span></text:p>
      <text:p text:style-name="P10"><text:span text:style-name="T14">The system will get temperature readings via the </text:span><text:span text:style-name="T27">thermocouple connected via the thermocouple amplifier (</text:span><text:span text:style-name="T32">AD8495</text:span><text:span text:style-name="T27">)</text:span><text:span text:style-name="T14">. </text:span><text:span text:style-name="T48">I am planning on building in two thermocouple channels, but only putting in components for one due to cost restrictions. </text:span><text:span text:style-name="T49">With the one thermocouple, I can regulate the outside temperature of the container </text:span><text:span text:style-name="T50">or the temperature of the wax.</text:span><text:span text:style-name="T49"> With a second thermocouple, I could also track the internal temperature of the wax in real time while tracking the temperature of the container.</text:span></text:p>
      <text:p text:style-name="P11"><text:span text:style-name="T43">The thermocouple will be connected via a 2 position screw terminal. </text:span>The thermocouple amplifi<text:span text:style-name="T32">er will be connected to o</text:span><text:span text:style-name="T34">ne ADC input channel.</text:span><text:span text:style-name="T32"> </text:span></text:p>
      <text:p text:style-name="P12"><text:span text:style-name="T15">To control the temperature of the wax, the board </text:span><text:span text:style-name="T16">will control a hot plate. </text:span><text:span text:style-name="T17">This will be done by flipping the outlet on and off via the </text:span><text:span text:style-name="T21">Outlet Power Relay</text:span><text:span text:style-name="T17">, connected via </text:span><text:span text:style-name="T35">a digital i/o pin</text:span><text:span text:style-name="T17">.</text:span><text:span text:style-name="T16"> The specific software implementation will come with time, but </text:span><text:span text:style-name="T18">a basic bang/bang controller could work with the limits for when to flip the switch determined in testing. </text:span><text:span text:style-name="T19">Some sort of PID loop could be implemented if this did not work well enough.</text:span></text:p>
      <text:p text:style-name="P6"><text:span text:style-name="T42">All of the modules support 3.3V logic. </text:span><text:span text:style-name="T41">All power will be supplied </text:span><text:span text:style-name="T51">b</text:span><text:span text:style-name="T53">y the usb adapter. Power will be stepped down for the micro by the onboard voltage regulator. </text:span><text:span text:style-name="T54">Th</text:span><text:span text:style-name="T53">e LD1117V33 will be used </text:span><text:span text:style-name="T54">to power the OLED and the thermocouple modules. </text:span></text:p>
      <text:h text:style-name="P21" text:outline-level="3"><text:soft-page-break/>Resources</text:h>
      <text:h text:style-name="P22" text:outline-level="4">Wireless</text:h>
      <text:p text:style-name="P13"><text:a xlink:type="simple" xlink:href="https://circuits4you.com/2019/01/05/connecting-esp32-to-wifi-network/" text:style-name="Internet_20_link" text:visited-style-name="Visited_20_Internet_20_Link">Connecting ESP32 to Wifi Networking</text:a></text:p>
      <text:p text:style-name="P14"><text:a xlink:type="simple" xlink:href="https://www.dfrobot.com/blog-948.html" text:style-name="Internet_20_link" text:visited-style-name="Visited_20_Internet_20_Link">ESP32: Getting Started with Wifi</text:a></text:p>
      <text:p text:style-name="P13"><text:a xlink:type="simple" xlink:href="https://techtutorialsx.com/2020/04/21/esp32-arduino-set-static-ip-address/" text:style-name="Internet_20_link" text:visited-style-name="Visited_20_Internet_20_Link">ESP32: Set Static IP</text:a> (shouldn’t be necessary, but this resource has more wireless info)</text:p>
      <text:h text:style-name="P23" text:outline-level="4">Web </text:h>
      <text:p text:style-name="P15"><text:a xlink:type="simple" xlink:href="https://diyusthad.com/2019/10/controlling-rgb-lights-from-esp32-web-server.html" text:style-name="Internet_20_link" text:visited-style-name="Visited_20_Internet_20_Link">Controlling RGB Lights from ESP32</text:a></text:p>
      <text:p text:style-name="P15"><text:a xlink:type="simple" xlink:href="https://randomnerdtutorials.com/esp32-cam-take-photo-display-web-server/" text:style-name="Internet_20_link" text:visited-style-name="Visited_20_Internet_20_Link">ESP32-CAM Take Photo and Display in Web Server</text:a></text:p>
      <text:h text:style-name="P24" text:outline-level="4">Thermocouple</text:h>
      <text:p text:style-name="P16"><text:a xlink:type="simple" xlink:href="https://learn.adafruit.com/thermocouple/wiring-a-thermocouple" text:style-name="Internet_20_link" text:visited-style-name="Visited_20_Internet_20_Link">Wiring a Thermocouple</text:a> </text:p>
      <text:p text:style-name="P17"><text:a xlink:type="simple" xlink:href="https://www.instructables.com/Power-and-Temperature-Data-Logger-With-ESP32-and-A/" text:style-name="Internet_20_link" text:visited-style-name="Visited_20_Internet_20_Link">Power and Temperature Data Logger with ESP32 and AWS IOT</text:a></text:p>
      <text:p text:style-name="P17"><text:a xlink:type="simple" xlink:href="http://www.esp32learning.com/code/esp32-and-max6675-example.php" text:style-name="Internet_20_link" text:visited-style-name="Visited_20_Internet_20_Link">ESP32 and Max6675 Example</text:a></text:p>
      <text:p text:style-name="P1"><text:a xlink:type="simple" xlink:href="https://www.instructables.com/Thermocouple-Amplifier-and-K-Type-Thermocouple-Int/" text:style-name="Internet_20_link" text:visited-style-name="Visited_20_Internet_20_Link"><text:span text:style-name="T31">Thermocouple Amplifier and K-Type Thermocouple Interface</text:span></text:a></text:p>
      <text:h text:style-name="P25" text:outline-level="4">OLED Display</text:h>
      <text:p text:style-name="P2"><text:a xlink:type="simple" xlink:href="https://github.com/supprot/ArducamSSD1306" text:style-name="Internet_20_link" text:visited-style-name="Visited_20_Internet_20_Link">Seller Recommend Library</text:a></text:p>
      <text:p text:style-name="P2"><text:a xlink:type="simple" xlink:href="https://www.uctronics.com/download/Amazon/U602602.pdf" text:style-name="Internet_20_link" text:visited-style-name="Visited_20_Internet_20_Link">Included Documentation</text:a></text:p>
      <text:p text:style-name="P5"><text:a xlink:type="simple" xlink:href="https://github.com/greiman/SSD1306Ascii" text:style-name="Internet_20_link" text:visited-style-name="Visited_20_Internet_20_Link"><text:span text:style-name="T39">Text Only (Smaller) Library with Examples</text:span></text:a></text:p>
      <text:p text:style-name="P4"><text:a xlink:type="simple" xlink:href="https://learn.adafruit.com/adafruit-128x64-oled-featherwing/arduino-code" text:style-name="Internet_20_link" text:visited-style-name="Visited_20_Internet_20_Link">Adafruit 128x64 OLED Featherwing</text:a></text:p>
      <text:p text:style-name="P4"><text:a xlink:type="simple" xlink:href="https://learn.adafruit.com/monochrome-oled-breakouts/downloads" text:style-name="Internet_20_link" text:visited-style-name="Visited_20_Internet_20_Link">Adafruit 1.3”</text:a> – uses same text only library I am looking at using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0-04T01:01:38.790144996</meta:creation-date>
    <meta:generator>LibreOffice/7.0.1.2$Linux_X86_64 LibreOffice_project/00$Build-2</meta:generator>
    <dc:date>2020-11-01T02:37:42.299254388</dc:date>
    <meta:editing-duration>PT11H7M49S</meta:editing-duration>
    <meta:editing-cycles>217</meta:editing-cycles>
    <meta:document-statistic meta:table-count="0" meta:image-count="0" meta:object-count="0" meta:page-count="3" meta:paragraph-count="52" meta:word-count="832" meta:character-count="4752" meta:non-whitespace-character-count="3981"/>
  </office:meta>
</office:document-meta>
</file>